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a5500" officeooo:paragraph-rsid="000a5500"/>
    </style:style>
    <style:style style:name="P2" style:family="paragraph" style:parent-style-name="Standard">
      <style:text-properties fo:font-weight="bold" officeooo:rsid="000a5500" officeooo:paragraph-rsid="000a5500" style:font-weight-asian="bold" style:font-weight-complex="bold"/>
    </style:style>
    <style:style style:name="P3" style:family="paragraph" style:parent-style-name="Standard">
      <style:paragraph-properties fo:margin-left="0cm" fo:margin-right="0cm" fo:text-indent="0cm" style:auto-text-indent="false" style:writing-mode="lr-tb"/>
      <style:text-properties fo:font-weight="bold"/>
    </style:style>
    <style:style style:name="P4" style:family="paragraph" style:parent-style-name="Standard">
      <style:paragraph-properties style:writing-mode="lr-tb"/>
      <style:text-properties fo:font-weight="bold"/>
    </style:style>
    <style:style style:name="P5" style:family="paragraph" style:parent-style-name="Standard">
      <style:paragraph-properties style:writing-mode="lr-tb"/>
    </style:style>
    <style:style style:name="P6" style:family="paragraph" style:parent-style-name="Standard">
      <style:text-properties officeooo:rsid="000ec841" officeooo:paragraph-rsid="000ec841"/>
    </style:style>
    <style:style style:name="P7" style:family="paragraph" style:parent-style-name="Standard">
      <style:text-properties officeooo:rsid="0011d767" officeooo:paragraph-rsid="0011d767"/>
    </style:style>
    <style:style style:name="P8" style:family="paragraph" style:parent-style-name="Standard">
      <style:text-properties officeooo:rsid="00148036" officeooo:paragraph-rsid="00148036"/>
    </style:style>
    <style:style style:name="P9" style:family="paragraph" style:parent-style-name="Standard">
      <style:text-properties officeooo:rsid="0015b242" officeooo:paragraph-rsid="0015b242"/>
    </style:style>
    <style:style style:name="P10" style:family="paragraph" style:parent-style-name="Standard">
      <style:text-properties officeooo:rsid="0016adb3" officeooo:paragraph-rsid="0016adb3"/>
    </style:style>
    <style:style style:name="P11" style:family="paragraph" style:parent-style-name="Standard">
      <style:text-properties officeooo:rsid="0017362f" officeooo:paragraph-rsid="0017362f"/>
    </style:style>
    <style:style style:name="P12" style:family="paragraph" style:parent-style-name="Standard">
      <style:text-properties officeooo:rsid="00177017" officeooo:paragraph-rsid="00177017"/>
    </style:style>
    <style:style style:name="P13" style:family="paragraph" style:parent-style-name="Standard">
      <style:text-properties officeooo:rsid="001b2448" officeooo:paragraph-rsid="001b2448"/>
    </style:style>
    <style:style style:name="T1" style:family="text">
      <style:text-properties officeooo:rsid="000b515c"/>
    </style:style>
    <style:style style:name="T2" style:family="text">
      <style:text-properties officeooo:rsid="0012e440"/>
    </style:style>
    <style:style style:name="T3" style:family="text">
      <style:text-properties officeooo:rsid="001b244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Sesión del miércoles <text:span text:style-name="T3">24</text:span> de Julio de 2024</text:p>
      <text:p text:style-name="P2"/>
      <text:p text:style-name="P2">Agenda</text:p>
      <text:p text:style-name="P2"/>
      <text:p text:style-name="P2">Un saludo cordial para Tod@s.</text:p>
      <text:p text:style-name="Standard"/>
      <text:p text:style-name="Standard">Lo primero es agradecerles y valorar el compromiso para este proyecto. <text:s text:c="2"/></text:p>
      <text:p text:style-name="Standard"/>
      <text:p text:style-name="P13">Club de revistas temático para el artículo: </text:p>
      <text:p text:style-name="P13"/>
      <text:p text:style-name="Standard">Me gustaría proponerles que para el próximo miércoles tratemos los siguientes temas:</text:p>
      <text:p text:style-name="Standard"/>
      <text:p text:style-name="Standard">1. Definir la logística para inicio de trabajo en campo (1. proponer reunión con la Secretaría de Salud y ASUPASO para definir fecha de inicio de trabajo de campo, 2. capacitacion al personal de ASUPASO que apoyara el proyecto, 3. tipo de análisis que se espera con la informacion que recolectaremos, entre otros).</text:p>
      <text:p text:style-name="Standard"/>
      <text:p text:style-name="P6">No se ha podido organizar el acta de inicio, por problemas con la plataforma.. </text:p>
      <text:p text:style-name="P6"/>
      <text:p text:style-name="P6">La firma del acta de inicio permitirá realizar la compra de un computador y un stereo. </text:p>
      <text:p text:style-name="P6"/>
      <text:p text:style-name="P6">Averiguar el computador apropiado para el análisis de datos. </text:p>
      <text:p text:style-name="P6"/>
      <text:p text:style-name="P6"/>
      <text:p text:style-name="Standard"/>
      <text:p text:style-name="Standard">2. Estado de la estación climática ubicada en la Seccional, y otras posibles fuentes de información climática (cómo gestionarla)</text:p>
      <text:p text:style-name="Standard"/>
      <text:p text:style-name="P8">Resolver el contacto Margela. </text:p>
      <text:p text:style-name="P8"/>
      <text:p text:style-name="P8">Resolver el contacto con el SENA</text:p>
      <text:p text:style-name="P8"/>
      <text:p text:style-name="P9">El aeropuerto: averiguar. </text:p>
      <text:p text:style-name="Standard"/>
      <text:p text:style-name="Standard"/>
      <text:p text:style-name="Standard"/>
      <text:p text:style-name="Standard"/>
      <text:p text:style-name="Standard">3. Clubes de revista (periodicidad, responsables, etc.)</text:p>
      <text:p text:style-name="Standard"><text:s text:c="2"/></text:p>
      <text:p text:style-name="P9">Cada quince días. </text:p>
      <text:p text:style-name="P9"/>
      <text:p text:style-name="P9">Asignación: <text:s text:c="2"/></text:p>
      <text:p text:style-name="P9"/>
      <text:p text:style-name="P12">Marco Julio inicia con el primer artículo. </text:p>
      <text:p text:style-name="P9"/>
      <text:p text:style-name="Standard"/>
      <text:p text:style-name="P7">4. Acordar la reunión con ASUPASO <text:span text:style-name="T2">y con la secretaría de Salud</text:span>. <text:s/><text:span text:style-name="T2">Necesitamos que valla todo el equipo. Consultaremos la disponibilidad horaria de todos a través de </text:span></text:p>
      <text:p text:style-name="P7"/>
      <text:p text:style-name="P7"/>
      <text:p text:style-name="P10">5. Habrá reunión con los candidatos a joven investigador.</text:p>
      <text:p text:style-name="P10"><text:soft-page-break/></text:p>
      <text:p text:style-name="P10"/>
      <text:p text:style-name="P11">6. Idalina probablemente será la estudiante de maestría asociado al proyecto. </text:p>
      <text:p text:style-name="P10"/>
      <text:p text:style-name="Standard">Si consideran otros temas, son bienvenidos</text:p>
      <text:p text:style-name="Standard"/>
      <text:p text:style-name="Standard">Un saludo cordial</text:p>
      <text:p text:style-name="P3">------------------------------</text:p>
      <text:p text:style-name="P4">GUILLERMO L. RÚA-URIBE</text:p>
      <text:p text:style-name="P5">Entomólogo Médico. Esp., MSc., PhD</text:p>
      <text:p text:style-name="P5">Profesor Titular Facultad de Medicina</text:p>
      <text:p text:style-name="P5">Universidad de Antioquia</text:p>
      <text:p text:style-name="P5">574_2196031</text:p>
      <text:p text:style-name="P2"/>
      <text:p text:style-name="P2"/>
      <text:p text:style-name="P2"/>
      <text:p text:style-name="P1"/>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0T17:11:57.168867344</meta:creation-date>
    <dc:date>2024-07-17T15:49:19.536539018</dc:date>
    <meta:editing-duration>PT30M6S</meta:editing-duration>
    <meta:editing-cycles>12</meta:editing-cycles>
    <meta:generator>LibreOffice/24.2.5.2$Linux_X86_64 LibreOffice_project/d6e8b0f3fc6e8af2b00cf4969fd0d2fa45b9a62e</meta:generator>
    <meta:document-statistic meta:table-count="0" meta:image-count="0" meta:object-count="0" meta:page-count="2" meta:paragraph-count="30" meta:word-count="260" meta:character-count="1681" meta:non-whitespace-character-count="1431"/>
  </office:meta>
</office:document-meta>
</file>